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1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7173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5618in"/>
    </style:style>
    <style:style style:name="co7" style:family="table-column">
      <style:table-column-properties fo:break-before="auto" style:column-width="0.6673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0.7575in"/>
    </style:style>
    <style:style style:name="co12" style:family="table-column">
      <style:table-column-properties fo:break-before="auto" style:column-width="0.6126in"/>
    </style:style>
    <style:style style:name="co13" style:family="table-column">
      <style:table-column-properties fo:break-before="auto" style:column-width="0.6736in"/>
    </style:style>
    <style:style style:name="co14" style:family="table-column">
      <style:table-column-properties fo:break-before="auto" style:column-width="0.75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8583in"/>
    </style:style>
    <style:style style:name="co18" style:family="table-column">
      <style:table-column-properties fo:break-before="auto" style:column-width="0.5118in"/>
    </style:style>
    <style:style style:name="co19" style:family="table-column">
      <style:table-column-properties fo:break-before="auto" style:column-width="0.5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50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ackground-color="#c6ff00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115"/>
    <style:style style:name="ce17" style:family="table-cell" style:parent-style-name="Default" style:data-style-name="N115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8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0.74pt solid #000000" fo:background-color="#ff98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20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20">
      <style:table-cell-properties fo:border-bottom="0.74pt solid #000000" fo:border-left="0.74pt solid #000000" fo:border-right="none" fo:border-top="none"/>
    </style:style>
    <style:style style:name="ce34" style:family="table-cell" style:parent-style-name="Default"/>
    <style:style style:name="ce39" style:family="table-cell" style:parent-style-name="Default" style:data-style-name="N120"/>
    <style:style style:name="ce35" style:family="table-cell" style:parent-style-name="Default" style:data-style-name="N120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0" style:family="table-cell" style:parent-style-name="Default" style:data-style-name="N120"/>
    <style:style style:name="ce41" style:family="table-cell" style:parent-style-name="Default" style:data-style-name="N120">
      <style:table-cell-properties fo:border-bottom="0.74pt solid #000000" fo:border-left="none" fo:border-right="none" fo:border-top="none"/>
    </style:style>
    <style:style style:name="ce46" style:family="table-cell" style:parent-style-name="Default" style:data-style-name="N120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42" style:family="table-cell" style:parent-style-name="Default" style:data-style-name="N120">
      <style:text-properties fo:color="#c9211e" fo:font-weight="bold" style:font-weight-asian="bold" style:font-weight-complex="bold"/>
    </style:style>
    <style:style style:name="ce43" style:family="table-cell" style:parent-style-name="Default" style:data-style-name="N12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20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57" style:family="table-cell" style:parent-style-name="Default" style:data-style-name="N4"/>
    <style:style style:name="ce55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52" style:family="table-cell" style:parent-style-name="Default" style:data-style-name="N3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16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9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91" style:family="table-cell" style:parent-style-name="Default" style:data-style-name="N3"/>
    <style:style style:name="ce86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60" style:family="table-cell" style:parent-style-name="Default" style:data-style-name="N3"/>
    <style:style style:name="ce6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90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62" style:family="table-cell" style:parent-style-name="Default" style:data-style-name="N3"/>
    <style:style style:name="ce63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94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64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6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6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115" style:family="table-cell" style:parent-style-name="Default" style:data-style-name="N3"/>
    <style:style style:name="ce99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124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24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24">
      <style:table-cell-properties fo:border-bottom="0.74pt solid #000000" fo:border-left="0.74pt solid #000000" fo:border-right="none" fo:border-top="none"/>
    </style:style>
    <style:style style:name="ce1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124">
      <style:table-cell-properties fo:border="none"/>
    </style:style>
    <style:style style:name="ce108" style:family="table-cell" style:parent-style-name="Default" style:data-style-name="N124">
      <style:table-cell-properties fo:border-bottom="0.74pt solid #000000" fo:border-left="none" fo:border-right="none" fo:border-top="none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24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24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24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6"/>
    <style:style style:name="gr1" style:family="graphic" style:parent-style-name="Note">
      <style:graphic-properties draw:marker-start="Extrémités_20_de_20_flèche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vx_article_experi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9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23"/>
          <table:table-cell table:style-name="ce12" table:number-columns-repeated="3"/>
          <table:table-cell table:style-name="ce18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2"/>
          <table:table-cell table:style-name="ce31" office:value-type="string" calcext:value-type="string" table:number-columns-spanned="3" table:number-rows-spanned="1">
            <text:p>LCOEs (€/MWh)</text:p>
          </table:table-cell>
          <table:covered-table-cell table:number-columns-repeated="2" table:style-name="ce12"/>
          <table:table-cell table:style-name="ce1" table:number-columns-repeated="2"/>
          <table:table-cell table:style-name="ce12"/>
          <table:table-cell table:style-name="ce81"/>
          <table:table-cell table:style-name="ce31" office:value-type="string" calcext:value-type="string" table:number-columns-spanned="4" table:number-rows-spanned="1">
            <text:p>Sizing</text:p>
          </table:table-cell>
          <table:covered-table-cell table:number-columns-repeated="2" table:style-name="ce12"/>
          <table:covered-table-cell table:style-name="ce81"/>
          <table:table-cell table:style-name="ce100" office:value-type="string" calcext:value-type="string" table:number-columns-spanned="4" table:number-rows-spanned="1">
            <text:p>Sizing diff to baseline</text:p>
          </table:table-cell>
          <table:covered-table-cell table:number-columns-repeated="2" table:style-name="ce122"/>
          <table:covered-table-cell table:style-name="ce126"/>
          <table:table-cell table:style-name="ce23"/>
          <table:table-cell table:style-name="ce26" table:number-columns-repeated="1000"/>
        </table:table-row>
        <table:table-row table:style-name="ro2">
          <table:table-cell table:style-name="ce23" office:value-type="string" calcext:value-type="string">
            <text:p>case</text:p>
          </table:table-cell>
          <table:table-cell table:style-name="ce12" office:value-type="string" calcext:value-type="string">
            <text:p>shed_max</text:p>
          </table:table-cell>
          <table:table-cell table:style-name="ce12" office:value-type="string" calcext:value-type="string">
            <text:p>fuel_price</text:p>
          </table:table-cell>
          <table:table-cell table:style-name="ce12" office:value-type="string" calcext:value-type="string">
            <text:p>sto_lifetime_cycles</text:p>
          </table:table-cell>
          <table:table-cell table:style-name="ce12" office:value-type="string" calcext:value-type="string">
            <text:p>sto_lifetime_calendar</text:p>
          </table:table-cell>
          <table:table-cell table:style-name="ce12" office:value-type="string" calcext:value-type="string">
            <text:p>fixed_lifetimes</text:p>
          </table:table-cell>
          <table:table-cell table:style-name="ce12" office:value-type="string" calcext:value-type="string">
            <text:p>gen_hours_assum</text:p>
          </table:table-cell>
          <table:table-cell table:style-name="ce12" office:value-type="string" calcext:value-type="string">
            <text:p>n_ztan</text:p>
          </table:table-cell>
          <table:table-cell table:style-name="ce12" office:value-type="string" calcext:value-type="string">
            <text:p>relax gain</text:p>
          </table:table-cell>
          <table:table-cell table:style-name="ce1" office:value-type="string" calcext:value-type="string">
            <text:p>LCOE pwl</text:p>
          </table:table-cell>
          <table:table-cell table:style-name="ce12" office:value-type="string" calcext:value-type="string">
            <text:p>LCOE cvx</text:p>
          </table:table-cell>
          <table:table-cell table:style-name="ce12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1" office:value-type="string" calcext:value-type="string">
            <text:p>sto_cycles_lifetime</text:p>
          </table:table-cell>
          <table:table-cell table:style-name="ce12" office:value-type="string" calcext:value-type="string">
            <text:p>gen_hours</text:p>
          </table:table-cell>
          <table:table-cell table:style-name="ce81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12" office:value-type="string" calcext:value-type="string">
            <text:p>x* sto</text:p>
          </table:table-cell>
          <table:table-cell table:style-name="ce12" office:value-type="string" calcext:value-type="string">
            <text:p>x* pv</text:p>
          </table:table-cell>
          <table:table-cell table:style-name="ce81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22" office:value-type="string" calcext:value-type="string">
            <text:p>Δx* sto</text:p>
          </table:table-cell>
          <table:table-cell table:style-name="ce122" office:value-type="string" calcext:value-type="string">
            <text:p>Δx*</text:p>
            <text:p>pv</text:p>
          </table:table-cell>
          <table:table-cell table:style-name="ce126" office:value-type="string" calcext:value-type="string">
            <text:p>Δx* wind</text:p>
          </table:table-cell>
          <table:table-cell table:style-name="ce23" office:value-type="string" calcext:value-type="string">
            <text:p>topt<text:span text:style-name="T2"> (s)</text:span></text:p>
          </table:table-cell>
          <table:table-cell table:style-name="ce26" table:number-columns-repeated="1000"/>
        </table:table-row>
        <table:table-row table:style-name="ro3">
          <table:table-cell table:style-name="ce28" office:value-type="string" calcext:value-type="string">
            <text:p>Base case, rgain=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43.023740192726" calcext:value-type="float">
            <text:p>243,024</text:p>
          </table:table-cell>
          <table:table-cell table:style-name="ce40" office:value-type="float" office:value="243.055584608869" calcext:value-type="float">
            <text:p>243,056</text:p>
          </table:table-cell>
          <table:table-cell table:style-name="ce40" office:value-type="float" office:value="252.907444256979" calcext:value-type="float">
            <text:p>252,907</text:p>
          </table:table-cell>
          <table:table-cell table:style-name="ce10" office:value-type="float" office:value="147.761292729377" calcext:value-type="float">
            <text:p>147,76</text:p>
          </table:table-cell>
          <table:table-cell table:style-name="ce10" office:value-type="float" office:value="10.1515083706477" calcext:value-type="float">
            <text:p>10,15</text:p>
          </table:table-cell>
          <table:table-cell table:style-name="ce50" office:value-type="float" office:value="2090" calcext:value-type="float">
            <text:p>2 090</text:p>
          </table:table-cell>
          <table:table-cell table:style-name="ce14" office:value-type="float" office:value="914.62797236198" calcext:value-type="float">
            <text:p>914,6</text:p>
          </table:table-cell>
          <table:table-cell table:style-name="ce56" office:value-type="float" office:value="1215.98182120399" calcext:value-type="float">
            <text:p>1 216</text:p>
          </table:table-cell>
          <table:table-cell table:style-name="ce50" office:value-type="float" office:value="4987.92741800481" calcext:value-type="float">
            <text:p>4 988</text:p>
          </table:table-cell>
          <table:table-cell table:style-name="ce50" office:value-type="float" office:value="2132.00472653302" calcext:value-type="float">
            <text:p>2 132</text:p>
          </table:table-cell>
          <table:table-cell table:style-name="ce64" office:value-type="float" office:value="1575.90288652144" calcext:value-type="float">
            <text:p>1 576</text:p>
          </table:table-cell>
          <table:table-cell table:style-name="ce67" table:formula="of:=([.Q3]-[.Q$20])/[.Q$20]" office:value-type="percentage" office:value="-0.0314475789912316" calcext:value-type="percentage">
            <text:p>-3,1 %</text:p>
          </table:table-cell>
          <table:table-cell table:style-name="ce106" table:formula="of:=([.R3]-[.R$20])/[.R$20]" office:value-type="percentage" office:value="-0.145511547705251" calcext:value-type="percentage">
            <text:p>-15 %</text:p>
          </table:table-cell>
          <table:table-cell table:style-name="ce106" table:formula="of:=([.S3]-[.S$20])/[.S$20]" office:value-type="percentage" office:value="-0.0847873896304327" calcext:value-type="percentage">
            <text:p>-8 %</text:p>
          </table:table-cell>
          <table:table-cell table:style-name="ce73" table:formula="of:=([.T3]-[.T$20])/[.T$20]" office:value-type="percentage" office:value="-0.0126692354057431" calcext:value-type="percentage">
            <text:p>-1,3 %</text:p>
          </table:table-cell>
          <table:table-cell table:style-name="ce24" office:value-type="float" office:value="11.569645686" calcext:value-type="float">
            <text:p>11,6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6" office:value-type="string" calcext:value-type="string">
            <text:p>Base case, rgain=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50.239373393868" calcext:value-type="float">
            <text:p>250,239</text:p>
          </table:table-cell>
          <table:table-cell table:style-name="ce40" office:value-type="float" office:value="250.260110603911" calcext:value-type="float">
            <text:p>250,260</text:p>
          </table:table-cell>
          <table:table-cell table:style-name="ce40" office:value-type="float" office:value="252.218339057063" calcext:value-type="float">
            <text:p>252,218</text:p>
          </table:table-cell>
          <table:table-cell table:style-name="ce10" office:value-type="float" office:value="140.356601107629" calcext:value-type="float">
            <text:p>140,36</text:p>
          </table:table-cell>
          <table:table-cell table:style-name="ce10" office:value-type="float" office:value="10.6870641506185" calcext:value-type="float">
            <text:p>10,69</text:p>
          </table:table-cell>
          <table:table-cell table:style-name="ce50" office:value-type="float" office:value="1809" calcext:value-type="float">
            <text:p>1 809</text:p>
          </table:table-cell>
          <table:table-cell table:style-name="ce14" office:value-type="float" office:value="1583.71217246582" calcext:value-type="float">
            <text:p>1 583,7</text:p>
          </table:table-cell>
          <table:table-cell table:style-name="ce58" office:value-type="float" office:value="1255.46309608881" calcext:value-type="float">
            <text:p>1 255</text:p>
          </table:table-cell>
          <table:table-cell table:style-name="ce60" office:value-type="float" office:value="5837.32571763797" calcext:value-type="float">
            <text:p>5 837</text:p>
          </table:table-cell>
          <table:table-cell table:style-name="ce62" office:value-type="float" office:value="2329.51852102661" calcext:value-type="float">
            <text:p>2 330</text:p>
          </table:table-cell>
          <table:table-cell table:style-name="ce65" office:value-type="float" office:value="1596.12456436426" calcext:value-type="float">
            <text:p>1 596</text:p>
          </table:table-cell>
          <table:table-cell table:style-name="ce103" table:formula="of:=([.Q4]-[.Q$20])/[.Q$20]" office:value-type="percentage" office:value="0" calcext:value-type="percentage">
            <text:p>0,0 %</text:p>
          </table:table-cell>
          <table:table-cell table:style-name="ce107" table:formula="of:=([.R4]-[.R$20])/[.R$20]" office:value-type="percentage" office:value="0" calcext:value-type="percentage">
            <text:p>0,0 %</text:p>
          </table:table-cell>
          <table:table-cell table:style-name="ce107" table:formula="of:=([.S4]-[.S$20])/[.S$20]" office:value-type="percentage" office:value="0" calcext:value-type="percentage">
            <text:p>0,0 %</text:p>
          </table:table-cell>
          <table:table-cell table:style-name="ce111" table:formula="of:=([.T4]-[.T$20])/[.T$20]" office:value-type="percentage" office:value="0" calcext:value-type="percentage">
            <text:p>0,0 %</text:p>
          </table:table-cell>
          <table:table-cell table:style-name="ce24" office:value-type="float" office:value="10.412764223" calcext:value-type="float">
            <text:p>10,4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948127333207" calcext:value-type="float">
            <text:p>251,94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10" office:value-type="float" office:value="10.9907555263734" calcext:value-type="float">
            <text:p>10,99</text:p>
          </table:table-cell>
          <table:table-cell table:style-name="ce51" office:value-type="float" office:value="1736" calcext:value-type="float">
            <text:p>1 736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58" office:value-type="float" office:value="1246.0127691266" calcext:value-type="float">
            <text:p>1 246</text:p>
          </table:table-cell>
          <table:table-cell table:style-name="ce60" office:value-type="float" office:value="6231.29924583662" calcext:value-type="float">
            <text:p>6 231</text:p>
          </table:table-cell>
          <table:table-cell table:style-name="ce62" office:value-type="float" office:value="2371.39864911662" calcext:value-type="float">
            <text:p>2 371</text:p>
          </table:table-cell>
          <table:table-cell table:style-name="ce65" office:value-type="float" office:value="1594.56485019897" calcext:value-type="float">
            <text:p>1 595</text:p>
          </table:table-cell>
          <table:table-cell table:style-name="ce103" table:formula="of:=([.Q5]-[.Q$20])/[.Q$20]" office:value-type="percentage" office:value="-0.00752736340212415" calcext:value-type="percentage">
            <text:p>-0,8 %</text:p>
          </table:table-cell>
          <table:table-cell table:style-name="ce107" table:formula="of:=([.R5]-[.R$20])/[.R$20]" office:value-type="percentage" office:value="0.0674921269183633" calcext:value-type="percentage">
            <text:p>6,7 %</text:p>
          </table:table-cell>
          <table:table-cell table:style-name="ce107" table:formula="of:=([.S5]-[.S$20])/[.S$20]" office:value-type="percentage" office:value="0.0179780189391029" calcext:value-type="percentage">
            <text:p>1,8 %</text:p>
          </table:table-cell>
          <table:table-cell table:style-name="ce111" table:formula="of:=([.T5]-[.T$20])/[.T$20]" office:value-type="percentage" office:value="-0.000977188247153915" calcext:value-type="percentage">
            <text:p>-0,1 %</text:p>
          </table:table-cell>
          <table:table-cell table:style-name="ce24" office:value-type="float" office:value="10.074090869" calcext:value-type="float">
            <text:p>10,1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887716040351" calcext:value-type="float">
            <office:annotation draw:style-name="gr1" draw:text-style-name="P2" svg:width="1.1413in" svg:height="0.7083in" svg:x="8.6319in" svg:y="0.6748in" draw:caption-point-x="-0.2402in" draw:caption-point-y="0.5945in">
              <dc:creator>PH</dc:creator>
              <dc:date>2024-11-14T00:00:00</dc:date>
              <text:p text:style-name="P1"><text:span text:style-name="T1">different running hours =&gt; different nonsmooth cost</text:span></text:p>
            </office:annotation>
            <text:p>251,88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10" office:value-type="float" office:value="10.9907555263733" calcext:value-type="float">
            <text:p>10,99</text:p>
          </table:table-cell>
          <table:table-cell table:style-name="ce51" office:value-type="float" office:value="1729" calcext:value-type="float">
            <text:p>1 729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58" office:value-type="float" office:value="1246.0127691266" calcext:value-type="float">
            <text:p>1 246</text:p>
          </table:table-cell>
          <table:table-cell table:style-name="ce60" office:value-type="float" office:value="6231.29924583662" calcext:value-type="float">
            <text:p>6 231</text:p>
          </table:table-cell>
          <table:table-cell table:style-name="ce62" office:value-type="float" office:value="2371.39864911662" calcext:value-type="float">
            <text:p>2 371</text:p>
          </table:table-cell>
          <table:table-cell table:style-name="ce65" office:value-type="float" office:value="1594.56485019897" calcext:value-type="float">
            <text:p>1 595</text:p>
          </table:table-cell>
          <table:table-cell table:style-name="ce103" table:formula="of:=([.Q6]-[.Q$20])/[.Q$20]" office:value-type="percentage" office:value="-0.00752736340212415" calcext:value-type="percentage">
            <text:p>-0,8 %</text:p>
          </table:table-cell>
          <table:table-cell table:style-name="ce107" table:formula="of:=([.R6]-[.R$20])/[.R$20]" office:value-type="percentage" office:value="0.0674921269183633" calcext:value-type="percentage">
            <text:p>6,7 %</text:p>
          </table:table-cell>
          <table:table-cell table:style-name="ce107" table:formula="of:=([.S6]-[.S$20])/[.S$20]" office:value-type="percentage" office:value="0.0179780189391029" calcext:value-type="percentage">
            <text:p>1,8 %</text:p>
          </table:table-cell>
          <table:table-cell table:style-name="ce111" table:formula="of:=([.T6]-[.T$20])/[.T$20]" office:value-type="percentage" office:value="-0.000977188247153915" calcext:value-type="percentage">
            <text:p>-0,1 %</text:p>
          </table:table-cell>
          <table:table-cell table:style-name="ce24" office:value-type="float" office:value="10.559325294" calcext:value-type="float">
            <text:p>10,6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60065605702" calcext:value-type="float">
            <text:p>249,601</text:p>
          </table:table-cell>
          <table:table-cell table:style-name="ce40" office:value-type="float" office:value="250.267893260052" calcext:value-type="float">
            <text:p>250,268</text:p>
          </table:table-cell>
          <table:table-cell table:style-name="ce40" office:value-type="float" office:value="252.148036362343" calcext:value-type="float">
            <text:p>252,148</text:p>
          </table:table-cell>
          <table:table-cell table:style-name="ce10" office:value-type="float" office:value="140.746598202376" calcext:value-type="float">
            <text:p>140,75</text:p>
          </table:table-cell>
          <table:table-cell table:style-name="ce10" office:value-type="float" office:value="10.657451186445" calcext:value-type="float">
            <text:p>10,66</text:p>
          </table:table-cell>
          <table:table-cell table:style-name="ce50" office:value-type="float" office:value="1788" calcext:value-type="float">
            <text:p>1 788</text:p>
          </table:table-cell>
          <table:table-cell table:style-name="ce14" office:value-type="float" office:value="1571.4090874904" calcext:value-type="float">
            <text:p>1 571,4</text:p>
          </table:table-cell>
          <table:table-cell table:style-name="ce58" office:value-type="float" office:value="1254.02179281985" calcext:value-type="float">
            <text:p>1 254</text:p>
          </table:table-cell>
          <table:table-cell table:style-name="ce60" office:value-type="float" office:value="5899.51816509691" calcext:value-type="float">
            <text:p>5 900</text:p>
          </table:table-cell>
          <table:table-cell table:style-name="ce62" office:value-type="float" office:value="2368.49496709594" calcext:value-type="float">
            <text:p>2 368</text:p>
          </table:table-cell>
          <table:table-cell table:style-name="ce65" office:value-type="float" office:value="1588.12398024124" calcext:value-type="float">
            <text:p>1 588</text:p>
          </table:table-cell>
          <table:table-cell table:style-name="ce103" table:formula="of:=([.Q7]-[.Q$20])/[.Q$20]" office:value-type="percentage" office:value="-0.00114802519759954" calcext:value-type="percentage">
            <text:p>-0,1 %</text:p>
          </table:table-cell>
          <table:table-cell table:style-name="ce107" table:formula="of:=([.R7]-[.R$20])/[.R$20]" office:value-type="percentage" office:value="0.0106542705456747" calcext:value-type="percentage">
            <text:p>1,1 %</text:p>
          </table:table-cell>
          <table:table-cell table:style-name="ce107" table:formula="of:=([.S7]-[.S$20])/[.S$20]" office:value-type="percentage" office:value="0.0167315459042361" calcext:value-type="percentage">
            <text:p>1,7 %</text:p>
          </table:table-cell>
          <table:table-cell table:style-name="ce111" table:formula="of:=([.T7]-[.T$20])/[.T$20]" office:value-type="percentage" office:value="-0.00501250610487784" calcext:value-type="percentage">
            <text:p>-0,5 %</text:p>
          </table:table-cell>
          <table:table-cell table:style-name="ce24" office:value-type="float" office:value="9.727438144" calcext:value-type="float">
            <text:p>9,7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33" office:value-type="float" office:value="2.26598468541206" calcext:value-type="float">
            <text:p>2,27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43" office:value-type="float" office:value="252.047928968505" calcext:value-type="float">
            <text:p>252,048</text:p>
          </table:table-cell>
          <table:table-cell table:style-name="ce11" office:value-type="float" office:value="138.455982525391" calcext:value-type="float">
            <text:p>138,46</text:p>
          </table:table-cell>
          <table:table-cell table:style-name="ce11" office:value-type="float" office:value="10.8337680513366" calcext:value-type="float">
            <text:p>10,83</text:p>
          </table:table-cell>
          <table:table-cell table:style-name="ce52" office:value-type="float" office:value="1746" calcext:value-type="float">
            <text:p>1 746</text:p>
          </table:table-cell>
          <table:table-cell table:style-name="ce15" office:value-type="float" office:value="1746" calcext:value-type="float">
            <text:p>1 746,0</text:p>
          </table:table-cell>
          <table:table-cell table:style-name="ce59" office:value-type="float" office:value="1250.1821611025" calcext:value-type="float">
            <text:p>1 250</text:p>
          </table:table-cell>
          <table:table-cell table:style-name="ce61" office:value-type="float" office:value="6046.09948518493" calcext:value-type="float">
            <text:p>6 046</text:p>
          </table:table-cell>
          <table:table-cell table:style-name="ce63" office:value-type="float" office:value="2378.01583447835" calcext:value-type="float">
            <text:p>2 378</text:p>
          </table:table-cell>
          <table:table-cell table:style-name="ce66" office:value-type="float" office:value="1608.65737947829" calcext:value-type="float">
            <text:p>1 609</text:p>
          </table:table-cell>
          <table:table-cell table:style-name="ce104" table:formula="of:=([.Q8]-[.Q$20])/[.Q$20]" office:value-type="percentage" office:value="-0.0042063641717263" calcext:value-type="percentage">
            <text:p>-0,4 %</text:p>
          </table:table-cell>
          <table:table-cell table:style-name="ce108" table:formula="of:=([.R8]-[.R$20])/[.R$20]" office:value-type="percentage" office:value="0.0357653106312252" calcext:value-type="percentage">
            <text:p>3,6 %</text:p>
          </table:table-cell>
          <table:table-cell table:style-name="ce108" table:formula="of:=([.S8]-[.S$20])/[.S$20]" office:value-type="percentage" office:value="0.0208185996436565" calcext:value-type="percentage">
            <text:p>2,1 %</text:p>
          </table:table-cell>
          <table:table-cell table:style-name="ce112" table:formula="of:=([.T8]-[.T$20])/[.T$20]" office:value-type="percentage" office:value="0.00785202821499314" calcext:value-type="percentage">
            <text:p>0,8 %</text:p>
          </table:table-cell>
          <table:table-cell table:style-name="ce25" office:value-type="float" office:value="10.142610226" calcext:value-type="float">
            <text:p>10,1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office:value-type="string" calcext:value-type="string">
            <text:p>Fixed lifetime, rough &amp; reason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ce34" office:value-type="float" office:value="248.752130296201" calcext:value-type="float">
            <text:p>248,752130296201</text:p>
          </table:table-cell>
          <table:table-cell table:style-name="ce34" office:value-type="string" calcext:value-type="string">
            <text:p>NaN</text:p>
          </table:table-cell>
          <table:table-cell table:style-name="ce34" office:value-type="float" office:value="256.195487482962" calcext:value-type="float">
            <text:p>256,195487482962</text:p>
          </table:table-cell>
          <table:table-cell table:style-name="ce57" office:value-type="float" office:value="177.712620066082" calcext:value-type="float">
            <text:p>177,71</text:p>
          </table:table-cell>
          <table:table-cell table:style-name="ce57" office:value-type="float" office:value="8.44059357991699" calcext:value-type="float">
            <text:p>8,44</text:p>
          </table:table-cell>
          <table:table-cell table:style-name="ce50" office:value-type="float" office:value="2495" calcext:value-type="float">
            <text:p>2 495</text:p>
          </table:table-cell>
          <table:table-cell office:value-type="string" calcext:value-type="string">
            <text:p>NaN</text:p>
          </table:table-cell>
          <table:table-cell table:style-name="ce91" office:value-type="float" office:value="1186.3757111395" calcext:value-type="float">
            <text:p>1 186</text:p>
          </table:table-cell>
          <table:table-cell table:style-name="ce60" office:value-type="float" office:value="3495.24663576372" calcext:value-type="float">
            <text:p>3 495</text:p>
          </table:table-cell>
          <table:table-cell table:style-name="ce62" office:value-type="float" office:value="2198.19382800356" calcext:value-type="float">
            <text:p>2 198</text:p>
          </table:table-cell>
          <table:table-cell table:style-name="ce115" office:value-type="float" office:value="1484.49147820311" calcext:value-type="float">
            <text:p>1 48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ifetime, matching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.687" calcext:value-type="float">
            <text:p>10,687</text:p>
          </table:table-cell>
          <table:table-cell table:style-name="ce32" office:value-type="string" calcext:value-type="string">
            <text:p>true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245.985819407251" calcext:value-type="float">
            <text:p>245,98581940725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255.241156019004" calcext:value-type="float">
            <text:p>255,241156019004</text:p>
          </table:table-cell>
          <table:table-cell table:style-name="ce57" office:value-type="float" office:value="173.794481448787" calcext:value-type="float">
            <text:p>173,79</text:p>
          </table:table-cell>
          <table:table-cell table:style-name="ce57" office:value-type="float" office:value="8.6308839469222" calcext:value-type="float">
            <text:p>8,63</text:p>
          </table:table-cell>
          <table:table-cell table:style-name="ce50" office:value-type="float" office:value="2403" calcext:value-type="float">
            <text:p>2 403</text:p>
          </table:table-cell>
          <table:table-cell office:value-type="string" calcext:value-type="string">
            <text:p>NaN</text:p>
          </table:table-cell>
          <table:table-cell table:style-name="ce50" office:value-type="float" office:value="1169.67426160096" calcext:value-type="float">
            <text:p>1 170</text:p>
          </table:table-cell>
          <table:table-cell table:style-name="ce50" office:value-type="float" office:value="3823.27974760013" calcext:value-type="float">
            <text:p>3 823</text:p>
          </table:table-cell>
          <table:table-cell table:style-name="ce50" office:value-type="float" office:value="2265.84195910124" calcext:value-type="float">
            <text:p>2 266</text:p>
          </table:table-cell>
          <table:table-cell table:style-name="ce50" office:value-type="float" office:value="1479.32232016639" calcext:value-type="float">
            <text:p>1 47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ifetime, optimistic 15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241.537472034369" calcext:value-type="float">
            <text:p>241,53747203436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253.072480525079" calcext:value-type="float">
            <text:p>253,072480525079</text:p>
          </table:table-cell>
          <table:table-cell table:style-name="ce57" office:value-type="float" office:value="166.517508426856" calcext:value-type="float">
            <text:p>166,52</text:p>
          </table:table-cell>
          <table:table-cell table:style-name="ce57" office:value-type="float" office:value="9.00806175981721" calcext:value-type="float">
            <text:p>9,01</text:p>
          </table:table-cell>
          <table:table-cell table:style-name="ce50" office:value-type="float" office:value="2060" calcext:value-type="float">
            <text:p>2 060</text:p>
          </table:table-cell>
          <table:table-cell office:value-type="string" calcext:value-type="string">
            <text:p>NaN</text:p>
          </table:table-cell>
          <table:table-cell table:style-name="ce50" office:value-type="float" office:value="1128.93963519849" calcext:value-type="float">
            <text:p>1 129</text:p>
          </table:table-cell>
          <table:table-cell table:style-name="ce50" office:value-type="float" office:value="4840.53332521231" calcext:value-type="float">
            <text:p>4 841</text:p>
          </table:table-cell>
          <table:table-cell table:style-name="ce50" office:value-type="float" office:value="2589.11133250693" calcext:value-type="float">
            <text:p>2 589</text:p>
          </table:table-cell>
          <table:table-cell table:style-name="ce50" office:value-type="float" office:value="1452.15418455204" calcext:value-type="float">
            <text:p>1 45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xed lifetime,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7.877" calcext:value-type="float">
            <text:p>7,877</text:p>
          </table:table-cell>
          <table:table-cell table:style-name="ce32" office:value-type="string" calcext:value-type="string">
            <text:p>true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259.50222871624" calcext:value-type="float">
            <text:p>259,50222871624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259.50222871624" calcext:value-type="float">
            <text:p>259,50222871624</text:p>
          </table:table-cell>
          <table:table-cell table:style-name="ce57" office:value-type="float" office:value="190.420771431728" calcext:value-type="float">
            <text:p>190,42</text:p>
          </table:table-cell>
          <table:table-cell table:style-name="ce57" office:value-type="float" office:value="7.87729189794718" calcext:value-type="float">
            <text:p>7,88</text:p>
          </table:table-cell>
          <table:table-cell table:style-name="ce50" office:value-type="float" office:value="2760" calcext:value-type="float">
            <text:p>2 760</text:p>
          </table:table-cell>
          <table:table-cell office:value-type="string" calcext:value-type="string">
            <text:p>NaN</text:p>
          </table:table-cell>
          <table:table-cell table:style-name="ce50" office:value-type="float" office:value="1227.36575581792" calcext:value-type="float">
            <text:p>1 227</text:p>
          </table:table-cell>
          <table:table-cell table:style-name="ce50" office:value-type="float" office:value="2705.75650108218" calcext:value-type="float">
            <text:p>2 706</text:p>
          </table:table-cell>
          <table:table-cell table:style-name="ce50" office:value-type="float" office:value="2072.78272790538" calcext:value-type="float">
            <text:p>2 073</text:p>
          </table:table-cell>
          <table:table-cell table:style-name="ce50" office:value-type="float" office:value="1477.07454040151" calcext:value-type="float">
            <text:p>1 477</text:p>
          </table:table-cell>
          <table:table-cell table:number-columns-repeated="1005"/>
        </table:table-row>
        <table:table-row table:style-name="ro3" table:number-rows-repeated="6">
          <table:table-cell table:number-columns-repeated="1025"/>
        </table:table-row>
        <table:table-row table:style-name="ro3">
          <table:table-cell table:number-columns-repeated="9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Choice of comparison baseline</text:p>
          </table:table-cell>
          <table:table-cell table:number-columns-repeated="8"/>
          <table:table-cell table:style-name="ce35" table:formula="of:=INDEX([.J3:.J8];[.$A21])" office:value-type="float" office:value="250.239373393868" calcext:value-type="float">
            <text:p>250,239</text:p>
          </table:table-cell>
          <table:table-cell table:style-name="ce46" table:formula="of:=INDEX([.K3:.K8];[.$A21])" office:value-type="float" office:value="250.260110603911" calcext:value-type="float">
            <text:p>250,260</text:p>
          </table:table-cell>
          <table:table-cell table:style-name="ce49" table:formula="of:=INDEX([.L3:.L8];[.$A21])" office:value-type="float" office:value="252.218339057063" calcext:value-type="float">
            <text:p>252,218</text:p>
          </table:table-cell>
          <table:table-cell table:style-name="ce55" table:number-columns-repeated="4"/>
          <table:table-cell table:style-name="ce86" table:formula="of:=INDEX([.Q3:.Q8];[.$A21])" office:value-type="float" office:value="1255.46309608881" calcext:value-type="float">
            <text:p>1 255</text:p>
          </table:table-cell>
          <table:table-cell table:style-name="ce90" table:formula="of:=INDEX([.R3:.R8];[.$A21])" office:value-type="float" office:value="5837.32571763797" calcext:value-type="float">
            <text:p>5 837</text:p>
          </table:table-cell>
          <table:table-cell table:style-name="ce94" table:formula="of:=INDEX([.S3:.S8];[.$A21])" office:value-type="float" office:value="2329.51852102661" calcext:value-type="float">
            <text:p>2 330</text:p>
          </table:table-cell>
          <table:table-cell table:style-name="ce99" table:formula="of:=INDEX([.T3:.T8];[.$A21])" office:value-type="float" office:value="1596.12456436426" calcext:value-type="float">
            <text:p>1 596</text:p>
          </table:table-cell>
          <table:table-cell table:number-columns-repeated="1005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3"/>
          <table:table-cell table:number-columns-repeated="1013"/>
        </table:table-row>
        <calcext:conditional-formats>
          <calcext:conditional-format calcext:target-range-address="cvx_article_experiments.J3:cvx_article_experiments.L9 cvx_article_experiments.J20:cvx_article_experiments.L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vx_article_experiments.Q4:cvx_article_experiments.Q9 cvx_article_experiments.Q20:cvx_article_experiments.Q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R4:cvx_article_experiments.R9 cvx_article_experiments.R20:cvx_article_experiments.R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S4:cvx_article_experiments.S9 cvx_article_experiments.S20:cvx_article_experiments.S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T4:cvx_article_experiments.T9 cvx_article_experiments.T20:cvx_article_experiments.T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U4:cvx_article_experiments.X8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3" number:min-decimal-places="13"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percentage-style style:name="N124">
      <number:number number:decimal-places="1" number:min-decimal-places="1" number:min-integer-digits="1"/>
      <number:text> %</number:text>
    </number:percentage-style>
    <number:percentage-style style:name="N125">
      <number:number number:decimal-places="3" number:min-decimal-places="3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22:29:02.867157748</dc:date>
    <dc:creator>Pierre Haessig</dc:creator>
    <meta:editing-duration>PT4H40M37S</meta:editing-duration>
    <meta:editing-cycles>85</meta:editing-cycles>
    <meta:generator>LibreOffice/24.8.2.1$Linux_X86_64 LibreOffice_project/480$Build-1</meta:generator>
    <meta:document-statistic meta:table-count="1" meta:cell-count="268" meta:object-count="0"/>
  </office:meta>
</office:document-meta>
</file>